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s" table:style-name="ta1">
        <table:shapes>
          <draw:frame draw:z-index="0" draw:style-name="gr1" draw:text-style-name="P1" svg:width="6.2961in" svg:height="3.5453in" svg:x="1.928in" svg:y="0.5441in">
            <draw:object draw:notify-on-update-of-ranges="times.A2:times.A99 times.B1:times.B1 times.B2:times.B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43132" calcext:value-type="float">
            <text:p>0.0343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7531" calcext:value-type="float">
            <text:p>0.0167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8534" calcext:value-type="float">
            <text:p>0.0285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61194" calcext:value-type="float">
            <text:p>0.02611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0446" calcext:value-type="float">
            <text:p>0.01604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99375" calcext:value-type="float">
            <text:p>0.0199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42427" calcext:value-type="float">
            <text:p>0.005424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49619" calcext:value-type="float">
            <text:p>0.03496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235932" calcext:value-type="float">
            <text:p>0.002359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57468" calcext:value-type="float">
            <text:p>0.005574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46129" calcext:value-type="float">
            <text:p>0.00461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624364" calcext:value-type="float">
            <text:p>0.00624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25419" calcext:value-type="float">
            <text:p>0.002254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793841" calcext:value-type="float">
            <text:p>0.007938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1818" calcext:value-type="float">
            <text:p>0.0151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22151" calcext:value-type="float">
            <text:p>0.02221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997446" calcext:value-type="float">
            <text:p>0.009974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10168" calcext:value-type="float">
            <text:p>0.02101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43527" calcext:value-type="float">
            <text:p>0.02435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02206" calcext:value-type="float">
            <text:p>0.02022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09651" calcext:value-type="float">
            <text:p>0.02096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62359" calcext:value-type="float">
            <text:p>0.01623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2231" calcext:value-type="float">
            <text:p>0.01722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33149" calcext:value-type="float">
            <text:p>0.02331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37018" calcext:value-type="float">
            <text:p>0.0237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11741" calcext:value-type="float">
            <text:p>0.03117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38167" calcext:value-type="float">
            <text:p>0.03381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45237" calcext:value-type="float">
            <text:p>0.01452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39705" calcext:value-type="float">
            <text:p>0.02397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881876" calcext:value-type="float">
            <text:p>0.008818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74238" calcext:value-type="float">
            <text:p>0.02742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57163" calcext:value-type="float">
            <text:p>0.01571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289892" calcext:value-type="float">
            <text:p>0.02898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99813" calcext:value-type="float">
            <text:p>0.01998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41308" calcext:value-type="float">
            <text:p>0.02413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481795" calcext:value-type="float">
            <text:p>0.04817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71278" calcext:value-type="float">
            <text:p>0.03712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55844" calcext:value-type="float">
            <text:p>0.05558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424531" calcext:value-type="float">
            <text:p>0.04245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28648" calcext:value-type="float">
            <text:p>0.05286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456071" calcext:value-type="float">
            <text:p>0.04560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26267" calcext:value-type="float">
            <text:p>0.06262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05285" calcext:value-type="float">
            <text:p>0.04052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66503" calcext:value-type="float">
            <text:p>0.06665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19916" calcext:value-type="float">
            <text:p>0.04199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694391" calcext:value-type="float">
            <text:p>0.06943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47277" calcext:value-type="float">
            <text:p>0.01472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60891" calcext:value-type="float">
            <text:p>0.06608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42913" calcext:value-type="float">
            <text:p>0.08429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94543" calcext:value-type="float">
            <text:p>0.03945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846048" calcext:value-type="float">
            <text:p>0.08460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440158" calcext:value-type="float">
            <text:p>0.04401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714972" calcext:value-type="float">
            <text:p>0.07149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602207" calcext:value-type="float">
            <text:p>0.06022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882054" calcext:value-type="float">
            <text:p>0.08820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341796" calcext:value-type="float">
            <text:p>0.03417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06977" calcext:value-type="float">
            <text:p>0.1069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761101" calcext:value-type="float">
            <text:p>0.07611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867154" calcext:value-type="float">
            <text:p>0.08671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32289" calcext:value-type="float">
            <text:p>0.08322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16624" calcext:value-type="float">
            <text:p>0.1166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67481" calcext:value-type="float">
            <text:p>0.0674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24588" calcext:value-type="float">
            <text:p>0.1245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40183" calcext:value-type="float">
            <text:p>0.1401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939963" calcext:value-type="float">
            <text:p>0.09399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45706" calcext:value-type="float">
            <text:p>0.1457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02688" calcext:value-type="float">
            <text:p>0.1026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40933" calcext:value-type="float">
            <text:p>0.1409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12934" calcext:value-type="float">
            <text:p>0.1129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27464" calcext:value-type="float">
            <text:p>0.1274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777717" calcext:value-type="float">
            <text:p>0.07777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26283" calcext:value-type="float">
            <text:p>0.1262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56074" calcext:value-type="float">
            <text:p>0.1560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10416" calcext:value-type="float">
            <text:p>0.1104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57617" calcext:value-type="float">
            <text:p>0.1576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23875" calcext:value-type="float">
            <text:p>0.1238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17737" calcext:value-type="float">
            <text:p>0.1177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54599" calcext:value-type="float">
            <text:p>0.1545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50741" calcext:value-type="float">
            <text:p>0.1507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47198" calcext:value-type="float">
            <text:p>0.1471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72689" calcext:value-type="float">
            <text:p>0.1726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39645" calcext:value-type="float">
            <text:p>0.1396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42348" calcext:value-type="float">
            <text:p>0.1423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67094" calcext:value-type="float">
            <text:p>0.2670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39334" calcext:value-type="float">
            <text:p>0.1393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84774" calcext:value-type="float">
            <text:p>0.18477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84618" calcext:value-type="float">
            <text:p>0.1846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95619" calcext:value-type="float">
            <text:p>0.19561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84981" calcext:value-type="float">
            <text:p>0.1849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75997" calcext:value-type="float">
            <text:p>0.1759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69535" calcext:value-type="float">
            <text:p>0.1695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34002" calcext:value-type="float">
            <text:p>0.1340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80534" calcext:value-type="float">
            <text:p>0.1805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73055" calcext:value-type="float">
            <text:p>0.1730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48153" calcext:value-type="float">
            <text:p>0.2481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26325" calcext:value-type="float">
            <text:p>0.2263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8645" calcext:value-type="float">
            <text:p>0.186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24497" calcext:value-type="float">
            <text:p>0.2244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84815" calcext:value-type="float">
            <text:p>0.184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3T20:10:27.916424927</dc:date>
    <meta:editing-duration>PT6M13S</meta:editing-duration>
    <meta:editing-cycles>2</meta:editing-cycles>
    <meta:generator>LibreOffice/7.1.5.2$Linux_X86_64 LibreOffice_project/10$Build-2</meta:generator>
    <meta:document-statistic meta:table-count="1" meta:cell-count="19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3.061cm" svg:y="4.204cm" style:legend-expansion="high" chart:style-name="ch2"/>
        <chart:plot-area chart:style-name="ch3" table:cell-range-address="times.A2:times.B99 times.B1:times.B1" chart:data-source-has-labels="both" svg:x="0.319cm" svg:y="0.18cm" svg:width="12.423cm" svg:height="8.646cm">
          <chart:coordinate-region svg:x="1.231cm" svg:y="0.38cm" svg:width="11.511cm" svg:height="7.654cm"/>
          <chart:axis chart:dimension="x" chart:name="primary-x" chart:style-name="ch4" chartooo:axis-type="auto">
            <chartooo:date-scale/>
            <chart:categories table:cell-range-address="times.A2:times.A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s.B2:times.B99" chart:label-cell-address="times.B1:times.B1" chart:class="chart:line"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343132</text:p>
                <draw:g>
                  <svg:desc>times.B1:times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times.A2:times.A99</svg:desc>
                </draw:g>
              </table:table-cell>
              <table:table-cell office:value-type="float" office:value="0.0167531">
                <text:p>0.0167531</text:p>
                <draw:g>
                  <svg:desc>times.B2:times.B9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8534">
                <text:p>0.0285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61194">
                <text:p>0.02611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60446">
                <text:p>0.01604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99375">
                <text:p>0.01993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542427">
                <text:p>0.005424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49619">
                <text:p>0.03496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235932">
                <text:p>0.002359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557468">
                <text:p>0.005574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46129">
                <text:p>0.00461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624364">
                <text:p>0.006243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225419">
                <text:p>0.002254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793841">
                <text:p>0.007938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51818">
                <text:p>0.01518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22151">
                <text:p>0.022215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997446">
                <text:p>0.009974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10168">
                <text:p>0.021016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43527">
                <text:p>0.02435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02206">
                <text:p>0.020220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209651">
                <text:p>0.020965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62359">
                <text:p>0.016235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72231">
                <text:p>0.01722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233149">
                <text:p>0.02331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237018">
                <text:p>0.02370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311741">
                <text:p>0.03117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338167">
                <text:p>0.03381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145237">
                <text:p>0.014523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239705">
                <text:p>0.02397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881876">
                <text:p>0.008818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274238">
                <text:p>0.02742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157163">
                <text:p>0.015716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289892">
                <text:p>0.02898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199813">
                <text:p>0.019981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241308">
                <text:p>0.024130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481795">
                <text:p>0.048179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371278">
                <text:p>0.037127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555844">
                <text:p>0.055584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424531">
                <text:p>0.04245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528648">
                <text:p>0.052864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456071">
                <text:p>0.045607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626267">
                <text:p>0.062626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405285">
                <text:p>0.040528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666503">
                <text:p>0.066650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419916">
                <text:p>0.041991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694391">
                <text:p>0.069439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147277">
                <text:p>0.014727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660891">
                <text:p>0.066089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842913">
                <text:p>0.08429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394543">
                <text:p>0.039454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846048">
                <text:p>0.084604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440158">
                <text:p>0.044015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714972">
                <text:p>0.071497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602207">
                <text:p>0.060220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882054">
                <text:p>0.088205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341796">
                <text:p>0.034179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06977">
                <text:p>0.10697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761101">
                <text:p>0.076110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867154">
                <text:p>0.08671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832289">
                <text:p>0.083228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16624">
                <text:p>0.11662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67481">
                <text:p>0.06748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124588">
                <text:p>0.12458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40183">
                <text:p>0.14018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939963">
                <text:p>0.093996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145706">
                <text:p>0.14570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102688">
                <text:p>0.10268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140933">
                <text:p>0.14093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112934">
                <text:p>0.1129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27464">
                <text:p>0.12746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777717">
                <text:p>0.077771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26283">
                <text:p>0.12628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156074">
                <text:p>0.15607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10416">
                <text:p>0.1104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57617">
                <text:p>0.15761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123875">
                <text:p>0.12387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117737">
                <text:p>0.11773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54599">
                <text:p>0.15459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50741">
                <text:p>0.1507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47198">
                <text:p>0.14719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72689">
                <text:p>0.17268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39645">
                <text:p>0.13964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142348">
                <text:p>0.14234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267094">
                <text:p>0.26709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39334">
                <text:p>0.13933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84774">
                <text:p>0.1847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84618">
                <text:p>0.18461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195619">
                <text:p>0.19561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84981">
                <text:p>0.18498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75997">
                <text:p>0.17599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169535">
                <text:p>0.16953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34002">
                <text:p>0.13400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180534">
                <text:p>0.18053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173055">
                <text:p>0.17305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48153">
                <text:p>0.24815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26325">
                <text:p>0.22632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8645">
                <text:p>0.1864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24497">
                <text:p>0.22449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84815">
                <text:p>0.184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